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officeooo:rsid="040e07f8" officeooo:paragraph-rsid="040e07f8"/>
    </style:style>
    <style:style style:name="P15" style:family="paragraph" style:parent-style-name="Text_20_body">
      <style:text-properties officeooo:paragraph-rsid="040e07f8"/>
    </style:style>
    <style:style style:name="P16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7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8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19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0" style:family="paragraph" style:parent-style-name="Text_20_body">
      <style:text-properties officeooo:rsid="041195e6" officeooo:paragraph-rsid="041195e6"/>
    </style:style>
    <style:style style:name="P21" style:family="paragraph" style:parent-style-name="Text_20_body">
      <style:text-properties officeooo:paragraph-rsid="04229215"/>
    </style:style>
    <style:style style:name="P22" style:family="paragraph" style:parent-style-name="Text_20_body">
      <style:text-properties officeooo:rsid="04229215" officeooo:paragraph-rsid="04229215"/>
    </style:style>
    <style:style style:name="P23" style:family="paragraph" style:parent-style-name="Text_20_body">
      <style:text-properties officeooo:rsid="04229215" officeooo:paragraph-rsid="04244cc6"/>
    </style:style>
    <style:style style:name="P24" style:family="paragraph" style:parent-style-name="Text_20_body">
      <style:text-properties officeooo:rsid="042901d3" officeooo:paragraph-rsid="0429fa20"/>
    </style:style>
    <style:style style:name="P25" style:family="paragraph" style:parent-style-name="Text_20_body">
      <style:text-properties officeooo:rsid="0429fa20" officeooo:paragraph-rsid="0429fa20"/>
    </style:style>
    <style:style style:name="P26" style:family="paragraph" style:parent-style-name="Text_20_body">
      <style:text-properties officeooo:paragraph-rsid="01edcf44"/>
    </style:style>
    <style:style style:name="P27" style:family="paragraph" style:parent-style-name="Text_20_body">
      <style:text-properties officeooo:rsid="03bacbc4" officeooo:paragraph-rsid="04370995"/>
    </style:style>
    <style:style style:name="P28" style:family="paragraph" style:parent-style-name="Text_20_body">
      <style:text-properties officeooo:rsid="040a776d" officeooo:paragraph-rsid="040bcc8c"/>
    </style:style>
    <style:style style:name="P2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3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4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35" style:family="paragraph" style:parent-style-name="Table_20_Contents">
      <style:text-properties officeooo:paragraph-rsid="04370995"/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rsid="0439912b" officeooo:paragraph-rsid="0439912b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rsid="04424f39" officeooo:paragraph-rsid="04424f39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44" style:family="paragraph" style:parent-style-name="Heading_20_1" style:list-style-name=""/>
    <style:style style:name="P45" style:family="paragraph" style:parent-style-name="Heading_20_1" style:list-style-name="">
      <style:text-properties officeooo:rsid="040e07f8" officeooo:paragraph-rsid="040e07f8"/>
    </style:style>
    <style:style style:name="P4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4370995" officeooo:paragraph-rsid="04370995"/>
    </style:style>
    <style:style style:name="P49" style:family="paragraph" style:parent-style-name="Heading_20_1">
      <style:paragraph-properties fo:break-before="page"/>
      <style:text-properties officeooo:rsid="0416dac5" officeooo:paragraph-rsid="0416dac5"/>
    </style:style>
    <style:style style:name="P50" style:family="paragraph" style:parent-style-name="Text_20_body" style:list-style-name="L1">
      <style:text-properties officeooo:paragraph-rsid="04403175"/>
    </style:style>
    <style:style style:name="P51" style:family="paragraph" style:parent-style-name="Text_20_body" style:list-style-name="L1">
      <style:text-properties officeooo:rsid="0439912b" officeooo:paragraph-rsid="0439912b"/>
    </style:style>
    <style:style style:name="P52" style:family="paragraph" style:parent-style-name="Text_20_body" style:list-style-name="L1">
      <style:text-properties officeooo:rsid="043c49ef" officeooo:paragraph-rsid="043c49ef"/>
    </style:style>
    <style:style style:name="P53" style:family="paragraph" style:parent-style-name="Text_20_body" style:list-style-name="L4">
      <style:text-properties officeooo:rsid="04424f39" officeooo:paragraph-rsid="04424f39"/>
    </style:style>
    <style:style style:name="P54" style:family="paragraph" style:parent-style-name="Text_20_body">
      <style:text-properties officeooo:paragraph-rsid="04229215"/>
    </style:style>
    <style:style style:name="P55" style:family="paragraph" style:parent-style-name="Text_20_body">
      <style:text-properties officeooo:rsid="0444e040" officeooo:paragraph-rsid="0444e040"/>
    </style:style>
    <style:style style:name="P56" style:family="paragraph" style:parent-style-name="Text_20_body">
      <style:text-properties officeooo:rsid="0418d953" officeooo:paragraph-rsid="0418d953"/>
    </style:style>
    <style:style style:name="P5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3" style:family="text">
      <style:text-properties officeooo:rsid="03fb489d"/>
    </style:style>
    <style:style style:name="T14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6" style:family="text">
      <style:text-properties officeooo:rsid="040a776d"/>
    </style:style>
    <style:style style:name="T17" style:family="text">
      <style:text-properties officeooo:rsid="040d1155"/>
    </style:style>
    <style:style style:name="T18" style:family="text">
      <style:text-properties officeooo:rsid="040e07f8"/>
    </style:style>
    <style:style style:name="T19" style:family="text">
      <style:text-properties officeooo:rsid="041082c0"/>
    </style:style>
    <style:style style:name="T20" style:family="text">
      <style:text-properties text:display="none"/>
    </style:style>
    <style:style style:name="T21" style:family="text">
      <style:text-properties officeooo:rsid="04201f1d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605280" text:id="ct1096052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4">Mail</text:span><text:span text:style-name="T12"> </text:span><text:span text:style-name="T15">Queue</text:span><text:span text:style-name="T11"> für</text:span></text:p>
      <text:p text:style-name="P31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/>
      <text:p text:style-name="P3"/>
      <text:p text:style-name="P3"/>
      <text:p text:style-name="P29"/>
      <text:p text:style-name="P29"/>
      <text:p text:style-name="P30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7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7"><text:a xlink:type="simple" xlink:href="#__RefHeading___Toc223_2662276960" text:style-name="Index_20_Link" text:visited-style-name="Index_20_Link">Was ist Mail Queue?<text:tab/>1</text:a></text:p>
          <text:p text:style-name="P37"><text:a xlink:type="simple" xlink:href="#__RefHeading___Toc528_1902152269" text:style-name="Index_20_Link" text:visited-style-name="Index_20_Link">Changelog<text:tab/>2</text:a></text:p>
          <text:p text:style-name="P36"><text:a xlink:type="simple" xlink:href="#__RefHeading___Toc587_2137746408" text:style-name="Index_20_Link" text:visited-style-name="Index_20_Link">Änderungen in Version 1.2<text:tab/>2</text:a></text:p>
          <text:p text:style-name="P36"><text:a xlink:type="simple" xlink:href="#__RefHeading___Toc530_1902152269" text:style-name="Index_20_Link" text:visited-style-name="Index_20_Link">Änderungen in Version 1.1<text:tab/>2</text:a></text:p>
          <text:p text:style-name="P37"><text:a xlink:type="simple" xlink:href="#__RefHeading___Toc564_1902152269" text:style-name="Index_20_Link" text:visited-style-name="Index_20_Link">Systemvoraussetzungen<text:tab/>2</text:a></text:p>
          <text:p text:style-name="P37"><text:a xlink:type="simple" xlink:href="#__RefHeading___Toc262_2363664015" text:style-name="Index_20_Link" text:visited-style-name="Index_20_Link">Installation und Konfiguration<text:tab/>2</text:a></text:p>
          <text:p text:style-name="P37"><text:a xlink:type="simple" xlink:href="#__RefHeading___Toc566_1155393097" text:style-name="Index_20_Link" text:visited-style-name="Index_20_Link">Benutzung des Moduls<text:tab/>3</text:a></text:p>
          <text:p text:style-name="P36"><text:a xlink:type="simple" xlink:href="#__RefHeading___Toc334_946484131" text:style-name="Index_20_Link" text:visited-style-name="Index_20_Link">Code Beispiel<text:tab/>3</text:a></text:p>
          <text:p text:style-name="P36"><text:a xlink:type="simple" xlink:href="#__RefHeading___Toc373_946484131" text:style-name="Index_20_Link" text:visited-style-name="Index_20_Link">Admin Oberfläche<text:tab/>4</text:a></text:p>
          <text:p text:style-name="P36"><text:a xlink:type="simple" xlink:href="#__RefHeading___Toc422_2826816471" text:style-name="Index_20_Link" text:visited-style-name="Index_20_Link">Unit Test<text:tab/>5</text:a></text:p>
          <text:p text:style-name="P36"><text:a xlink:type="simple" xlink:href="#__RefHeading___Toc280_2363664015" text:style-name="Index_20_Link" text:visited-style-name="Index_20_Link">Berechtigungen<text:tab/>5</text:a></text:p>
          <text:p text:style-name="P37"><text:a xlink:type="simple" xlink:href="#__RefHeading___Toc424_2826816471" text:style-name="Index_20_Link" text:visited-style-name="Index_20_Link">Newsletter<text:tab/>5</text:a></text:p>
          <text:p text:style-name="P37"><text:a xlink:type="simple" xlink:href="#__RefHeading___Toc344_946484131" text:style-name="Index_20_Link" text:visited-style-name="Index_20_Link">Fehlerbehebung<text:tab/>6</text:a></text:p>
          <text:p text:style-name="P36"><text:a xlink:type="simple" xlink:href="#__RefHeading___Toc875_2442573672" text:style-name="Index_20_Link" text:visited-style-name="Index_20_Link">Benötigen Sie weitere Hilfe?<text:tab/>6</text:a></text:p>
          <text:p text:style-name="P37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6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3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h text:style-name="P38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6">Nach dem eine Mail erfolgreich versandt wurde, wird diese aus der Warteschlange entfernt.</text:span></text:p>
      <text:p text:style-name="P12"><text:span text:style-name="T16">Durch die Nutzung dieses Moduls</text:span> reduzieren Sie das Risiko fälschlicherweise geblacklistet zu werden signifikant.</text:p>
      <text:p text:style-name="P13">Bitte beachten Sie:</text:p>
      <text:p text:style-name="P28">Bestehende Module müssen angepasst werden, damit diese die Mail Warteschlange statt des regulären E-Mail Versands nutzen.</text:p>
      <text:h text:style-name="P44" text:outline-level="1"/>
      <text:h text:style-name="P47" text:outline-level="1"><text:bookmark-start text:name="__RefHeading___Toc528_1902152269"/>Changelog<text:bookmark-end text:name="__RefHeading___Toc528_1902152269"/></text:h>
      <text:h text:style-name="P41" text:outline-level="2"><text:bookmark-start text:name="__RefHeading___Toc587_2137746408"/>Änderungen in Version 1.2<text:bookmark-end text:name="__RefHeading___Toc587_2137746408"/></text:h>
      <text:list xml:id="list3652727391" text:style-name="L4">
        <text:list-item>
          <text:p text:style-name="P53">In der Admin-Oberfläche können Mails aus der Queue entfernt werden</text:p>
        </text:list-item>
        <text:list-item>
          <text:p text:style-name="P53">Kommandozeilenanwendung zur Verwaltung der Mail Queue hinzugefügt</text:p>
        </text:list-item>
      </text:list>
      <text:h text:style-name="P39" text:outline-level="2"><text:bookmark-start text:name="__RefHeading___Toc530_1902152269"/>Änderungen in Version 1.1<text:bookmark-end text:name="__RefHeading___Toc530_1902152269"/></text:h>
      <text:list xml:id="list1646305695" text:style-name="L1">
        <text:list-item>
          <text:p text:style-name="P51">Der E-Mail Betreff wird nun angezeigt in der Admin-<text:span text:style-name="T25">GUI</text:span></text:p>
        </text:list-item>
        <text:list-item>
          <text:p text:style-name="P52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190950750773283" text:continue-numbering="true" text:style-name="L1">
        <text:list-item>
          <text:p text:style-name="P50">UliCMS 2018.3.<text:span text:style-name="T27">5</text:span></text:p>
        </text:list-item>
        <text:list-item>
          <text:p text:style-name="P50">better_cron 1.0 <text:span text:style-name="T17">oder neuer</text:span></text:p>
        </text:list-item>
      </text:list>
      <text:h text:style-name="P45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8">Öffnen Sie die Konfigurationsdatei</text:span> <text:span text:style-name="T2">CMSConfig.php</text:span> in <text:span text:style-name="T18">einem Texteditor und fügen Sie folgende Zeilen unter der letzten Zeile die mit „var“ beginnt, jedoch vor der letzten geschweiften Klammer ein und speichern Sie die Datei.</text:span></text:p>
      <text:p text:style-name="P16">// <text:span text:style-name="T19">Führt einen Cronjob alle X sekunden aus. </text:span></text:p>
      <text:p text:style-name="P18">// 5 * 60 Sekunden = 5 Minuten</text:p>
      <text:p text:style-name="P17">var $mail_queue_interval = 5 * 60;</text:p>
      <text:p text:style-name="P17">// <text:span text:style-name="T19">Maximale Anzahl der Mails die während einer Ausführung des Cronjobs versandt werden.</text:span></text:p>
      <text:p text:style-name="P17">var $mail_queue_limit = 5;</text:p>
      <text:p text:style-name="P14">Sie können die Parameter wie erforderlich anpassen.</text:p>
      <text:p text:style-name="P15">2. <text:span text:style-name="T18">Installieren Sie </text:span><text:span text:style-name="T4">better_cron</text:span><text:span text:style-name="T18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8">https://extend.ulicms.de/better_cron.html</text:span></text:a></text:p>
      <text:p text:style-name="P15"><text:span text:style-name="T18">3. Installieren Sie </text:span><text:span text:style-name="T4">mail_queue</text:span><text:span text:style-name="T18">.</text:span></text:p>
      <text:h text:style-name="P48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0">Im folgenden ein Code-Beispiel wie Sie E-Mails zur Warteschlange hinzufügen können:</text:p>
      <text:p text:style-name="P19">$mail_to = "john@doe.de";</text:p>
      <text:p text:style-name="P19">$subject = "My Subject";</text:p>
      <text:p text:style-name="P19">$header = "From: max@muster.de\r\n";</text:p>
      <text:p text:style-name="P19">$header .= "Content-type: text/html; charset=utf-8";</text:p>
      <text:p text:style-name="P19">$html = "&lt;h1&gt;Hello World&lt;/h1&gt;";</text:p>
      <text:p text:style-name="P19"/>
      <text:p text:style-name="P19">$queue = \MailQueue\MailQueue::getInstance();</text:p>
      <text:p text:style-name="P19">$mail = new \MailQueue\Mail();</text:p>
      <text:p text:style-name="P19">$mail-&gt;setRecipient($mail_to);</text:p>
      <text:p text:style-name="P19">$mail-&gt;setHeaders($header);</text:p>
      <text:p text:style-name="P19">$mail-&gt;setSubject($subject);</text:p>
      <text:p text:style-name="P19">$mail-&gt;setMessage($html);</text:p>
      <text:p text:style-name="P19">$queue-&gt;addMail($mail);</text:p>
      <text:h text:style-name="P42" text:outline-level="2"><text:bookmark-start text:name="__RefHeading___Toc373_946484131"/>Admin <text:span text:style-name="T21">Oberfläche</text:span><text:bookmark-end text:name="__RefHeading___Toc373_946484131"/></text:h>
      <text:p text:style-name="P56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43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20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40" text:outline-level="2"/>
      <text:h text:style-name="P42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21"><text:span text:style-name="Strong_20_Emphasis"><text:span text:style-name="T22">Wichtiger Hinweis!</text:span></text:span></text:p>
      <text:p text:style-name="P22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23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27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mail_queue_list</text:p>
          </table:table-cell>
          <table:table-cell table:style-name="Tabelle1.B1" office:value-type="string">
            <text:p text:style-name="P32">Inhalt der E-Mail Warteschlange anzeigen</text:p>
          </table:table-cell>
        </table:table-row>
        <table:table-row>
          <table:table-cell table:style-name="Tabelle1.A2" office:value-type="string">
            <text:p text:style-name="P35">mail_queue_manage <text:span text:style-name="T26"> </text:span></text:p>
          </table:table-cell>
          <table:table-cell table:style-name="Tabelle1.B2" office:value-type="string">
            <text:p text:style-name="P34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1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55">Das Modul <text:span text:style-name="T2">newsletter2</text:span> kann bereits seit der ersten Version die E-Mail Warteschlange nutzen.</text:p>
      <text:h text:style-name="P49" text:outline-level="1"><text:bookmark-start text:name="__RefHeading___Toc344_946484131"/>Fehlerbehebung<text:bookmark-end text:name="__RefHeading___Toc344_946484131"/></text:h>
      <text:p text:style-name="P24">Der häufigste Fehler bei der Anwendung von mail_queue ist, dass sich die Warteschlange füllt, die Mails jedoch nicht versandt. Wenn dieser Fehler auftritt, überprüfen Sie bitte zuerst, ob der Mailversand korrekt konfiguriert ist.</text:p>
      <text:p text:style-name="P24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4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25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9605280"/>Benötigen Sie <text:span text:style-name="T24">weitere </text:span>Hilfe?<text:bookmark-end text:name="__RefHeading___Toc875_2442573672"/></text:h>
      <text:p text:style-name="P26"><text:span text:style-name="T9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7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28T19:09:49.227000181">28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1M20S</meta:editing-duration>
    <meta:editing-cycles>1030</meta:editing-cycles>
    <meta:generator>LibreOffice/6.0.5.2$Windows_X86_64 LibreOffice_project/54c8cbb85f300ac59db32fe8a675ff7683cd5a16</meta:generator>
    <dc:date>2018-06-28T19:09:11.501000000</dc:date>
    <meta:document-statistic meta:table-count="1" meta:image-count="5" meta:object-count="0" meta:page-count="8" meta:paragraph-count="100" meta:word-count="801" meta:character-count="5937" meta:non-whitespace-character-count="5232"/>
  </office:meta>
</office:document-meta>
</file>